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19.868cm"/>
    </style:style>
    <style:style style:name="co5" style:family="table-column">
      <style:table-column-properties fo:break-before="auto" style:column-width="7.77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11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1" table:number-columns-repeated="1019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cript : Si compo équipe null, prendre en compte la compo précédent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tonton pat dans écran Calendrier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lassiqu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Ajouter lien score en direct sur écran « Mon bureau »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Prise en compte des buts réels des titulaires lors journée en cours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>
            <text:p>TVE</text:p>
          </table:table-cell>
          <table:table-cell table:style-name="ce8" office:value-type="string">
            <text:p>Script calculant le classement : prendre en compte les points, puis diff de buts, puis diff de bonu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Affichage stats des joueurs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expert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pip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national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oupe/à la journé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G" table:style-name="ta1" table:print="false">
        <table:table-column table:style-name="co3" table:default-cell-style-name="ce14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3">
          <table:table-cell table:style-name="ce3" office:value-type="string">
            <text:p>27 (23/25 fév)</text:p>
          </table:table-cell>
          <table:table-cell table:style-name="ce3" office:value-type="string">
            <text:p>MPL</text:p>
          </table:table-cell>
          <table:table-cell table:style-name="ce7" office:value-type="string">
            <text:p>Ajout title sur bonus dans écran Calendrie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/>
          <table:table-cell table:style-name="ce3" office:value-type="string">
            <text:p>MPL/TVE</text:p>
          </table:table-cell>
          <table:table-cell table:style-name="ce7" office:value-type="string">
            <text:p>Affichage 0 sur certaines notes quand statut « en cours » =&gt; le 0 n'apparait plus quand statut « Terminé »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3" table:number-columns-repeated="2"/>
          <table:table-cell table:style-name="ce7" office:value-type="string">
            <text:p>Id joueur réel adverse pas mis à jour sur bonus « Dîner » + un seul but en BDD pour ce joueur (Ronny Lopes) au lieu de 2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3" table:number-columns-repeated="2"/>
          <table:table-cell table:style-name="ce7" office:value-type="string">
            <text:p>But virtuel paraît non valide pour Cabella et Sar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 office:value-type="string">
            <text:p>Présence de numéro définitif à 0 =&gt; NULL attendu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5"/>
          <table:table-cell table:style-name="ce5" office:value-type="string">
            <text:p>MPL</text:p>
          </table:table-cell>
          <table:table-cell table:style-name="ce10" office:value-type="string">
            <text:p>Affichage tactique 4-1-2-3 au lieu de 4-3-3</text:p>
          </table:table-cell>
          <table:table-cell table:style-name="ce11" office:value-type="date" office:date-value="2018-02-25">
            <text:p>25/02/18</text:p>
          </table:table-cell>
          <table:table-cell table:number-columns-repeated="2" table:style-name="ce5" office:value-type="string">
            <text:p>X</text:p>
          </table:table-cell>
          <table:table-cell table:style-name="ce10" office:value-type="string">
            <text:p>Modif nomenclature_tactique</text:p>
          </table:table-cell>
          <table:table-cell table:style-name="ce10" table:number-columns-repeated="1017"/>
        </table:table-row>
        <table:table-row table:style-name="ro5">
          <table:table-cell table:style-name="ce3" table:number-columns-repeated="2"/>
          <table:table-cell table:style-name="ce7" office:value-type="string">
            <text:p>Script : ajout du numero_definitif pour un joueur n'ayant pas joué et n'ayant pas pu être remplacé (tonton pat).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3" table:number-columns-repeated="2"/>
          <table:table-cell table:style-name="ce7" office:value-type="string">
            <text:p>Script : score de Gaeul affiche 6 au lieu de 7 (csc pas pris en compte?)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5" table:number-rows-repeated="2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26/02/2018</text:date>, <text:time>19:0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2-26T19:05:26.36</dc:date>
    <dc:creator>Max Plaiz</dc:creator>
    <meta:editing-duration>PT8H12M51S</meta:editing-duration>
    <meta:editing-cycles>28</meta:editing-cycles>
    <meta:generator>OpenOffice/4.1.3$Win32 OpenOffice.org_project/413m1$Build-9783</meta:generator>
    <meta:document-statistic meta:table-count="2" meta:cell-count="75" meta:object-count="0"/>
  </office:meta>
</office:document-meta>
</file>